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erif Pro" svg:font-family="'Source Serif Pro', serif"/>
    <style:font-face style:name="Verdana" svg:font-family="Verdan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font-size-asian="13pt" style:font-size-complex="13pt"/>
    </style:style>
    <style:style style:name="P2" style:family="paragraph" style:parent-style-name="Standard">
      <style:text-properties style:font-name="Arial" fo:font-size="13pt" officeooo:paragraph-rsid="000d14ee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officeooo:rsid="000e9bee" officeooo:paragraph-rsid="000e9bee" style:font-size-asian="13pt" style:font-size-complex="13pt"/>
    </style:style>
    <style:style style:name="P4" style:family="paragraph" style:parent-style-name="Standard">
      <style:text-properties style:font-name="Arial" fo:font-size="13pt" officeooo:paragraph-rsid="000e9bee" style:font-size-asian="13pt" style:font-size-complex="13pt"/>
    </style:style>
    <style:style style:name="P5" style:family="paragraph" style:parent-style-name="Standard">
      <style:text-properties style:font-name="Arial" fo:font-size="13pt" officeooo:rsid="000eca09" officeooo:paragraph-rsid="000eca09" style:font-size-asian="13pt" style:font-size-complex="13pt"/>
    </style:style>
    <style:style style:name="P6" style:family="paragraph" style:parent-style-name="Standard">
      <style:text-properties officeooo:paragraph-rsid="000e9bee"/>
    </style:style>
    <style:style style:name="T1" style:family="text">
      <style:text-properties officeooo:rsid="000d14ee"/>
    </style:style>
    <style:style style:name="T2" style:family="text">
      <style:text-properties fo:font-variant="normal" fo:text-transform="none" fo:color="#253a44" fo:letter-spacing="normal"/>
    </style:style>
    <style:style style:name="T3" style:family="text">
      <style:text-properties fo:font-variant="normal" fo:text-transform="none" fo:color="#253a44" fo:letter-spacing="normal" fo:font-style="normal" fo:font-weight="normal"/>
    </style:style>
    <style:style style:name="T4" style:family="text">
      <style:text-properties fo:font-variant="normal" fo:text-transform="none" fo:color="#253a44" fo:letter-spacing="normal" fo:font-style="normal" fo:font-weight="normal" officeooo:rsid="000d14ee"/>
    </style:style>
    <style:style style:name="T5" style:family="text">
      <style:text-properties fo:font-variant="normal" fo:text-transform="none" fo:color="#253a44" style:font-name="Verdana" fo:font-size="12pt" fo:letter-spacing="normal" fo:font-style="normal" fo:font-weight="normal"/>
    </style:style>
    <style:style style:name="T6" style:family="text">
      <style:text-properties fo:font-variant="normal" fo:text-transform="none" fo:color="#253a44" style:font-name="Verdana" fo:font-size="12pt" fo:letter-spacing="normal" fo:font-style="normal" fo:font-weight="normal" officeooo:rsid="000eca09"/>
    </style:style>
    <style:style style:name="T7" style:family="text">
      <style:text-properties fo:font-variant="normal" fo:text-transform="none" fo:color="#253a44" style:font-name="Verdana" fo:font-size="13pt" fo:letter-spacing="normal" fo:font-style="normal" fo:font-weight="normal" style:font-size-asian="13pt" style:font-size-complex="13pt"/>
    </style:style>
    <style:style style:name="T8" style:family="text">
      <style:text-properties fo:font-variant="normal" fo:text-transform="none" fo:color="#253a44" style:font-name="Verdana" fo:font-size="13pt" fo:letter-spacing="normal" fo:font-style="normal" fo:font-weight="normal" officeooo:rsid="000eca09" style:font-size-asian="13pt" style:font-size-complex="13pt"/>
    </style:style>
    <style:style style:name="T9" style:family="text">
      <style:text-properties fo:font-variant="normal" fo:text-transform="none" fo:color="#253a44" style:font-name="Arial" fo:font-size="13pt" fo:letter-spacing="normal" fo:font-style="normal" fo:font-weight="normal" style:font-size-asian="13pt" style:font-size-complex="13pt"/>
    </style:style>
    <style:style style:name="T10" style:family="text">
      <style:text-properties fo:font-variant="normal" fo:text-transform="none" fo:color="#253a44" style:font-name="Arial" fo:font-size="13pt" fo:letter-spacing="normal" fo:font-style="normal" fo:font-weight="normal" officeooo:rsid="000eca09" style:font-size-asian="13pt" style:font-size-complex="13pt"/>
    </style:style>
    <style:style style:name="T11" style:family="text">
      <style:text-properties officeooo:rsid="000e9bee"/>
    </style:style>
    <style:style style:name="T12" style:family="text">
      <style:text-properties style:font-name="Arial" fo:font-size="13pt" style:font-size-asian="13pt" style:font-size-complex="13pt"/>
    </style:style>
    <style:style style:name="T13" style:family="text">
      <style:text-properties style:font-name="Arial" fo:font-size="13pt" officeooo:rsid="000e9bee" style:font-size-asian="13pt" style:font-size-complex="13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0033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ões 08-12</text:p>
      <text:p text:style-name="P1">8) Descreva o que são as entidades e relacionamentos.</text:p>
      <text:p text:style-name="P2"><text:span text:style-name="T1"><text:tab/>Entidades: </text:span><text:span text:style-name="T3">objetos ou partes envolvidas um domínio </text:span><text:span text:style-name="T4">que</text:span><text:span text:style-name="T3"> podem ser classificados como físicos ou lógicos, de acordo sua existência no mundo real.</text:span> </text:p>
      <text:p text:style-name="P2"><text:tab/><text:span text:style-name="T1">Relacionamentos: </text:span><text:span text:style-name="T3">em geral são nomeados com verbos ou expressões que representam a forma como as entidades interagem, ou a ação que uma exerce sobre a outra.</text:span> </text:p>
      <text:p text:style-name="P1">9) O que são entidades fracas?</text:p>
      <text:p text:style-name="P1"><text:tab/><text:span text:style-name="T1">S</text:span><text:span text:style-name="T3">ão aquelas que dependem de outras entidades para existirem, pois individualmente elas não fazem sentido.</text:span> </text:p>
      <text:p text:style-name="P1">10) O que é o esquema conceitual de banco de dados?</text:p>
      <text:p text:style-name="P1"><text:tab/><text:span text:style-name="T1">Representação dos requisitos funcionais existentes no mini mundo da aplicação ou do usuário, levantados durante a fase de análise.</text:span></text:p>
      <text:p text:style-name="P4">11) O que são atributos chave e como são identificados?</text:p>
      <text:p text:style-name="P6"><text:span text:style-name="T12"><text:tab/></text:span><text:span text:style-name="T13">É</text:span><text:span text:style-name="T12"> um atributo cujos valores são distintos p/ instâncias distintas de um Conjunto Entidades. </text:span><text:span text:style-name="T13">A identificação se deve pelo sublinhado da palavra</text:span><text:span text:style-name="T12"><text:tab/></text:span></text:p>
      <text:p text:style-name="P1">12) Explique o que é generalização e especialização?</text:p>
      <text:p text:style-name="Standard"><text:span text:style-name="T12"><text:tab/></text:span><text:span text:style-name="T9">No mecanismo de generalização/</text:span><text:span text:style-name="T10">especialização</text:span><text:span text:style-name="T9">, </text:span><text:span text:style-name="T10">atributos comuns </text:span><text:span text:style-name="T9">a entidades de mais baixo nível são representados uma única vez na entidade de mais alto nível.</text:span><text:span text:style-name="T12">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Luiza Ávila – Matrícula: 587490</text:p>
      <text:p text:style-name="P1"/>
      <text:p text:style-name="P4"><text:span text:style-name="T11">Fontes: DevMedia; Slides do professor Palhares; Slides do professor Ilmério Reis da Silva da UF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erif Pro" svg:font-family="'Source Serif Pro', serif"/>
    <style:font-face style:name="Verdana" svg:font-family="Verdan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0:47:14.533000000</meta:creation-date>
    <dc:date>2018-09-11T21:14:59.574000000</dc:date>
    <meta:editing-duration>PT28S</meta:editing-duration>
    <meta:editing-cycles>1</meta:editing-cycles>
    <meta:document-statistic meta:table-count="0" meta:image-count="0" meta:object-count="0" meta:page-count="1" meta:paragraph-count="14" meta:word-count="192" meta:character-count="1228" meta:non-whitespace-character-count="1038"/>
    <meta:generator>LibreOffice/5.4.0.3$Windows_x86 LibreOffice_project/7556cbc6811c9d992f4064ab9287069087d7f62c</meta:generator>
  </office:meta>
</office:document-meta>
</file>